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052da2" officeooo:paragraph-rsid="00052da2"/>
    </style:style>
    <style:style style:name="P2" style:family="paragraph" style:parent-style-name="Title">
      <style:text-properties officeooo:rsid="0007a183" officeooo:paragraph-rsid="0007a183"/>
    </style:style>
    <style:style style:name="P3" style:family="paragraph" style:parent-style-name="Standard" style:list-style-name="L1">
      <style:text-properties style:font-name="Open Sans" officeooo:rsid="00052da2" officeooo:paragraph-rsid="00052da2"/>
    </style:style>
    <style:style style:name="T1" style:family="text">
      <style:text-properties officeooo:rsid="0005a8b7"/>
    </style:style>
    <style:style style:name="T2" style:family="text">
      <style:text-properties officeooo:rsid="000d14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LIMPSESTE</text:p>
      <text:p text:style-name="Subtitle">Technical <text:span text:style-name="T2">sheet</text:span></text:p>
      <text:p text:style-name="P1"/>
      <text:p text:style-name="P1"/>
      <text:list xml:id="list203129667555793095" text:style-name="L1">
        <text:list-item>
          <text:p text:style-name="P3">A computer (Core i5, GeForce 460, 8GB RAM) with VGA or DVI output</text:p>
        </text:list-item>
        <text:list-item>
          <text:p text:style-name="P3">A LCD screen without the top layer of polarizing filter</text:p>
        </text:list-item>
        <text:list-item>
          <text:p text:style-name="P3">A VGA or DVI cable</text:p>
        </text:list-item>
        <text:list-item>
          <text:p text:style-name="P3">Two power outlets</text:p>
        </text:list-item>
        <text:list-item>
          <text:p text:style-name="P3">The heagear</text:p>
        </text:list-item>
        <text:list-item>
          <text:p text:style-name="P3">A Xbox360 controller</text:p>
        </text:list-item>
        <text:list-item>
          <text:p text:style-name="P3">A standing table (0.55m, 1m, 0.35m) (2ft, 3ft 3, 1ft 2)</text:p>
        </text:list-item>
        <text:list-item>
          <text:p text:style-name="P3">A 1.5m x 1.5m (4ft x 4ft) spa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7:59:40.289000000</meta:creation-date>
    <dc:date>2016-02-27T18:20:41.304000000</dc:date>
    <meta:editing-duration>PT3M49S</meta:editing-duration>
    <meta:editing-cycles>7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0" meta:word-count="66" meta:character-count="306" meta:non-whitespace-character-count="258"/>
  </office:meta>
</office:document-meta>
</file>